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6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Jewish 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Elias Manheimer</text:p>
      <text:p text:style-name="P2">Additional Places mentioned: Scylly's islands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For a funeral/</text:p>
      <text:p text:style-name="P7"/>
      <text:p text:style-name="P6">Brethren! <text:s/>The occasion which has brought us together is as/ distressing as it is extraordinary. <text:s/>We, Israelites of America, were never/ made to lament a circumstance casting such gloom upon our/ communities, as that of which the silent coffin we surround/ is the reminder. <text:s/>But I have not intention to harass your/ feelings with a description of that woful[sic!] night on which many/ of our fellow-believers were hurried into the chamber of death./ <text:s/>Enough has each of you been saddened by picturing to himself the/ agony and despair of the hour, when angry waves tore wives from/ their husband's arms, and lashed tender children into the bottom-/-less deep. <text:s/>I have not come to bewail the fate of those/ among my people, who perished in the catastrophe which bereaved/ hundreds in our land. <text:s/>I have come in obedience to a solemn/ duty, demanding I should give a brother in faith an honored/ burial. <text:s/>Would that my ardent prayer had been answered,/ and the sea had returned all its victims to mother-earth!/ <text:s/>Would that she who kept her vow and accompanied this man/ through the journey of life, could also be now interred in the same/ consecrated ground! <text:s/>Would that the young and innocent she bore/ to him, could lie next to their deceased parents!/</text:p>
      <text:p text:style-name="P6"/>
      <text:p text:style-name="P6">[Page 2]</text:p>
      <text:p text:style-name="P6">But we must bow to the will of that Being, whose decrees/ are unsearcheable[sic!], and whom none dare ask "What doest Thou?"./ <text:s/>Still trusting in His gracious favor, through which the longing/ of our souls may be fulfilled, let us duly perform the ob-/-sequies of the brother providentially drawn out of a <text:soft-page-break/>watery/ grave. <text:s/>Let us perform them thoughtfully, that the me-/-lancholy office may profit the survivors. <text:s/>We all,/ my dear coreligionists, will benefit by the event, if it will/ serve to check our vicious inclinations, teaching us that death/ may be treading upon our heels, while we madly run after/ vanities. <text:s/>That serious consideration, will cause us, at/ times, to halt and measure the way we follow. <text:s/>Perhaps/ we have gone beyond the bounds of justice. <text:s/>Should death/ overtake us, while we are engaged in retracing our steps, and/ removing every vestige of our evil-doings, we may have/ nothing to fear; for, God, speaking through our conscience, will/ give us the comforting assurance of His forgiveness and/ mercy. <text:s/>but if we are seized upon by the Divine Messen-/-ger, while in the pursuit of selfish ends, Oh then, we/ may well trouble to be taken before the Judgment-seat/ of Him who hates iniquity, and abhors the impenitent./ <text:s/>Now, my hearers! <text:s/>I did not know our brother in faith,/</text:p>
      <text:p text:style-name="P6"/>
      <text:p text:style-name="P6">[Page 3]</text:p>
      <text:p text:style-name="P6">so prematurely and without any premonition snatched/ away form the world. <text:s/>It would therefore ill-become me to/ praise or to censure. <text:s/>Most likely, he possessed qualities of/ which scarcely a son of Israel is destitute, that is, strong attach-/-ment to one's family and people. <text:s/>And to promote the welfare/ of the former, and to effectually assist the latter, he may have/ given labor and means. <text:s/>Those traits characteristic of the/ Jew, can, under God, be a spiritual ladder carrying our brother's/ soul on high. <text:s/>And I verily believe that if its ascent to heaven,/ was to be hindered by human sin, the unutterable suffering/ which Elias Manheimer endured when the Schiller was/ wrecked on Scylly's islands, must prove the atoning power,/ clearing away every impediment to the attaining of eternal/ glory. <text:s/>I shall say nothing more concerning the lamented/ dead. <text:s/>But it is my duty, as it is my wish to speak/ of the living, of the dear beings, who have been left fatherless/ and motherless; of those two innocent creatures, suddenly bereft/ of their natural guardians, and guides and protectors. <text:s/>Their sad/ fate appeals to our warmest sympathies, and here over the/ coffin of their loving father, I ask all to look towards them/ with yearning compassion. <text:s/>But specially you, their maternal/ uncles, I ask, in virtue of my calling, to promise before Israel's/</text:p>
      <text:p text:style-name="P6"/>
      <text:p text:style-name="P6">[Page 4]</text:p>
      <text:p text:style-name="P6">God to direct your efforts in making the orphans happy./ <text:s/>Lead them steadily but gently in the path of religion; spare none/ of the means bequeathed to them, in enriching their minds with/ the knowledge of what is useful and profitable. <text:s/>Have them/ taught in the language and contents of the holy book; let/ them early imbibe in the house of our Lord lessons of humility,/ of piety and beneficence; and you will have been the real/ executors of their parents' will. <text:s/>Your acting thus will be incom-/-parably better for your dear charges, than your investing/ their silver and gold in a manner, yeilding[sic!] an interest a hundred/ fold above your anticipations. <text:s/>Oh may the Almighty stren-/-gthen your hands, when laboring for the moral advancement/ of your bereaved young relatives. <text:s/>May He brighten your in-/-tellects with a light from above, that you may always dis-/-cover the fittest course to pursue, and never swerve from it/ to the right or to the left. <text:s/>May your words and your/ example instill into the hearts of your nephew and neice[sic!] sen-/-timents of reverence for what is sacred, and of detestation for what/ is false and profane. <text:s/>The sainted father and mother of dear/ little Benjamin and Ida will, from heaven look down approvingly/ upon your conduct, and pray at the throne of God for your length of days &amp; continued prosperity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04T14:44:55.83</meta:creation-date>
    <meta:document-statistic meta:table-count="0" meta:image-count="0" meta:object-count="0" meta:page-count="3" meta:paragraph-count="69" meta:word-count="1059" meta:character-count="6600"/>
    <dc:date>2012-10-04T15:38:33.71</dc:date>
    <dc:creator>Penn Libraries</dc:creator>
    <meta:editing-duration>PT00H08M06S</meta:editing-duration>
    <meta:editing-cycles>1</meta:editing-cycles>
    <meta:generator>OpenOffice.org/3.2$Win32 OpenOffice.org_project/320m12$Build-9483</meta:generator>
  </office:meta>
</office:document-meta>
</file>